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ini-mundo projeto Flash</text:span></text:p>
      <text:p text:style-name="P2"><text:span text:style-name="T2"><text:tab/>O coordenador de curso de Bacharelado em Sistemas de Informação do Ifes Campus Serra enfrenta problemas para elaborar o horário de cada semestre para os três cursos (técnico e graduação), pois é uma tarefa muito complexa, na qual tem de ser levado em conta diferentes regras e restrições. Além disso, envolve a disponibilidade de professores, salas, laboratórios, alunos (restrições e questões), e mais cessões de docentes para (e da) Automação e Cefor. Atualmente existe um software que o apoia. Porém, o atual software não ajuda muito, pois não atende algumas restrições.</text:span></text:p>
      <text:p text:style-name="P2"><text:span text:style-name="T2"><text:tab/>Para alocar uma disciplina, o professor deve ter disponibilidade para atendê-la. A carga horária de cada professor não pode exceder um total de quarenta horas semanais. Cada professor precisa ter um intervalo mínimo de onze horas entre um determinado dia e o dia seguinte. Os professores também não devem ter um intervalo de mais de três horas em um dia. É desejável que os professores que moram mais perto do Campus, sejam alocados para os primeiros horários de aula do dia. É desejável que professores que moram longe, não estejam alocados a partir das 15 horas.</text:span></text:p>
      <text:p text:style-name="P2"><text:span text:style-name="T2"><text:tab/>É desejável que as disciplinas e suas respectivas disciplinas que são pré-requisitos, estejam definidas no mesmo horário. Por exemplo, Cálculo 1 e Cálculo 2.</text:span></text:p>
      <text:p text:style-name="P2"><text:span text:style-name="T2"><text:tab/>As aulas da graduação devem terminar no máximo às 13:20.</text:span></text:p>
      <text:p text:style-name="P2"><text:span text:style-name="T2"><text:tab/>Os setores administrativos precisam de horários para cuidar dos espaços, incluindo as salas e laboratórios. Tem que ser disponibilizado um laboratório para os alunos estudarem e um laboratório exclusivo para TCC e Projeto Integrador.<text:s/></text:span><text:span text:style-name="T3">É necessário que haja horários vagos para que um professor possa usar sempre que preciso (conforme dito em um recado no facebook)</text:span><text:span text:style-name="T4">.<text:s text:c="2"/>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